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3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0099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297.92mm" svg:height="167.57mm" svg:x="173.03mm" svg:y="5.15mm">
            <loext:p draw:notify-on-update-of-ranges="Sheet1.C2:Sheet1.C191 Sheet1.D2:Sheet1.D19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45.72mm" svg:height="167.83mm" svg:x="217.6mm" svg:y="181mm">
            <loext:p draw:notify-on-update-of-ranges="Sheet1.C2:Sheet1.C18 Sheet1.E2:Sheet1.E1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dictionary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</table:table-row>
        <table:table-row table:style-name="ro1">
          <table:table-cell office:value-type="string" calcext:value-type="string">
            <text:p>rus_months_en,dic</text:p>
          </table:table-cell>
          <table:table-cell table:style-name="ce1" office:value-type="string" calcext:value-type="string">
            <text:p>Word_year,rule</text:p>
          </table:table-cell>
          <table:table-cell table:style-name="ce1" office:value-type="float" office:value="3250" calcext:value-type="float">
            <text:p>3250</text:p>
          </table:table-cell>
          <table:table-cell table:style-name="ce1" office:value-type="float" office:value="30.8506948194935" calcext:value-type="float">
            <text:p>30,85</text:p>
          </table:table-cell>
          <table:table-cell table:style-name="ce2" table:formula="of:=(1000000*[.D2])/[.C2]" office:value-type="float" office:value="9492.52148292108" calcext:value-type="float">
            <text:p>9492,52</text:p>
          </table:table-cell>
        </table:table-row>
        <table:table-row table:style-name="ro1">
          <table:table-cell office:value-type="string" calcext:value-type="string">
            <text:p>rus_months_en,dic</text:p>
          </table:table-cell>
          <table:table-cell table:style-name="ce1" office:value-type="string" calcext:value-type="string">
            <text:p>Word_dd,rule</text:p>
          </table:table-cell>
          <table:table-cell table:style-name="ce1" office:value-type="float" office:value="2500" calcext:value-type="float">
            <text:p>2500</text:p>
          </table:table-cell>
          <table:table-cell table:style-name="ce1" office:value-type="float" office:value="10.3785362314073" calcext:value-type="float">
            <text:p>10,38</text:p>
          </table:table-cell>
          <table:table-cell table:style-name="ce2" table:formula="of:=(1000000*[.D3])/[.C3]" office:value-type="float" office:value="4151.41449256292" calcext:value-type="float">
            <text:p>4151,41</text:p>
          </table:table-cell>
        </table:table-row>
        <table:table-row table:style-name="ro1">
          <table:table-cell office:value-type="string" calcext:value-type="string">
            <text:p>rus_months_en,dic</text:p>
          </table:table-cell>
          <table:table-cell table:style-name="ce1" office:value-type="string" calcext:value-type="string">
            <text:p>word_year,rule</text:p>
          </table:table-cell>
          <table:table-cell table:style-name="ce1" office:value-type="float" office:value="3250" calcext:value-type="float">
            <text:p>3250</text:p>
          </table:table-cell>
          <table:table-cell table:style-name="ce1" office:value-type="float" office:value="10.0551411254844" calcext:value-type="float">
            <text:p>10,06</text:p>
          </table:table-cell>
          <table:table-cell table:style-name="ce2" table:formula="of:=(1000000*[.D4])/[.C4]" office:value-type="float" office:value="3093.88957707212" calcext:value-type="float">
            <text:p>3093,89</text:p>
          </table:table-cell>
        </table:table-row>
        <table:table-row table:style-name="ro1">
          <table:table-cell office:value-type="string" calcext:value-type="string">
            <text:p>rus_months_en,dic</text:p>
          </table:table-cell>
          <table:table-cell table:style-name="ce1" office:value-type="string" calcext:value-type="string">
            <text:p>Word_sc_year,rule</text:p>
          </table:table-cell>
          <table:table-cell table:style-name="ce1" office:value-type="float" office:value="12025" calcext:value-type="float">
            <text:p>12025</text:p>
          </table:table-cell>
          <table:table-cell table:style-name="ce1" office:value-type="float" office:value="9.05212214417399" calcext:value-type="float">
            <text:p>9,05</text:p>
          </table:table-cell>
          <table:table-cell table:formula="of:=(1000000*[.D5])/[.C5]" office:value-type="float" office:value="752.775230284739" calcext:value-type="float">
            <text:p>752,78</text:p>
          </table:table-cell>
        </table:table-row>
        <table:table-row table:style-name="ro1">
          <table:table-cell office:value-type="string" calcext:value-type="string">
            <text:p>rus_months_en,dic</text:p>
          </table:table-cell>
          <table:table-cell table:style-name="ce1" office:value-type="string" calcext:value-type="string">
            <text:p>Word_dd_sc,rule</text:p>
          </table:table-cell>
          <table:table-cell table:style-name="ce1" office:value-type="float" office:value="17525" calcext:value-type="float">
            <text:p>17525</text:p>
          </table:table-cell>
          <table:table-cell table:style-name="ce1" office:value-type="float" office:value="9.01582418508431" calcext:value-type="float">
            <text:p>9,02</text:p>
          </table:table-cell>
          <table:table-cell table:formula="of:=(1000000*[.D6])/[.C6]" office:value-type="float" office:value="514.455017693827" calcext:value-type="float">
            <text:p>514,46</text:p>
          </table:table-cell>
        </table:table-row>
        <table:table-row table:style-name="ro1">
          <table:table-cell office:value-type="string" calcext:value-type="string">
            <text:p>rus_months_en,dic</text:p>
          </table:table-cell>
          <table:table-cell table:style-name="ce1" office:value-type="string" calcext:value-type="string">
            <text:p>dd_Word,rule</text:p>
          </table:table-cell>
          <table:table-cell table:style-name="ce1" office:value-type="float" office:value="2500" calcext:value-type="float">
            <text:p>2500</text:p>
          </table:table-cell>
          <table:table-cell table:style-name="ce1" office:value-type="float" office:value="8.32879483856821" calcext:value-type="float">
            <text:p>8,33</text:p>
          </table:table-cell>
          <table:table-cell table:style-name="ce2" table:formula="of:=(1000000*[.D7])/[.C7]" office:value-type="float" office:value="3331.51793542728" calcext:value-type="float">
            <text:p>3331,52</text:p>
          </table:table-cell>
        </table:table-row>
        <table:table-row table:style-name="ro1">
          <table:table-cell office:value-type="string" calcext:value-type="string">
            <text:p>rus_months_en,dic</text:p>
          </table:table-cell>
          <table:table-cell office:value-type="string" calcext:value-type="string">
            <text:p>day_Word,rule</text:p>
          </table:table-cell>
          <table:table-cell office:value-type="float" office:value="775" calcext:value-type="float">
            <text:p>775</text:p>
          </table:table-cell>
          <table:table-cell office:value-type="float" office:value="5.35038828607379" calcext:value-type="float">
            <text:p>5,35</text:p>
          </table:table-cell>
          <table:table-cell table:style-name="ce2" table:formula="of:=(1000000*[.D8])/[.C8]" office:value-type="float" office:value="6903.72682074037" calcext:value-type="float">
            <text:p>6903,73</text:p>
          </table:table-cell>
        </table:table-row>
        <table:table-row table:style-name="ro1">
          <table:table-cell office:value-type="string" calcext:value-type="string">
            <text:p>rus_months_en,dic</text:p>
          </table:table-cell>
          <table:table-cell office:value-type="string" calcext:value-type="string">
            <text:p>sc_Word_year_sc,rule</text:p>
          </table:table-cell>
          <table:table-cell office:value-type="float" office:value="13000" calcext:value-type="float">
            <text:p>13000</text:p>
          </table:table-cell>
          <table:table-cell office:value-type="float" office:value="5.35038828607379" calcext:value-type="float">
            <text:p>5,35</text:p>
          </table:table-cell>
          <table:table-cell table:formula="of:=(1000000*[.D9])/[.C9]" office:value-type="float" office:value="411.568329697984" calcext:value-type="float">
            <text:p>411,57</text:p>
          </table:table-cell>
        </table:table-row>
        <table:table-row table:style-name="ro1">
          <table:table-cell office:value-type="string" calcext:value-type="string">
            <text:p>rus_months_en,dic</text:p>
          </table:table-cell>
          <table:table-cell office:value-type="string" calcext:value-type="string">
            <text:p>day_Word_year,rule</text:p>
          </table:table-cell>
          <table:table-cell office:value-type="float" office:value="128500" calcext:value-type="float">
            <text:p>128500</text:p>
          </table:table-cell>
          <table:table-cell office:value-type="float" office:value="5.35038828607379" calcext:value-type="float">
            <text:p>5,35</text:p>
          </table:table-cell>
          <table:table-cell table:formula="of:=(1000000*[.D10])/[.C10]" office:value-type="float" office:value="41.6372629266443" calcext:value-type="float">
            <text:p>41,64</text:p>
          </table:table-cell>
        </table:table-row>
        <table:table-row table:style-name="ro1">
          <table:table-cell office:value-type="string" calcext:value-type="string">
            <text:p>rus_months_en,dic</text:p>
          </table:table-cell>
          <table:table-cell office:value-type="string" calcext:value-type="string">
            <text:p>word_dd,rule</text:p>
          </table:table-cell>
          <table:table-cell office:value-type="float" office:value="2500" calcext:value-type="float">
            <text:p>2500</text:p>
          </table:table-cell>
          <table:table-cell office:value-type="float" office:value="5.30783962103815" calcext:value-type="float">
            <text:p>5,31</text:p>
          </table:table-cell>
          <table:table-cell table:style-name="ce2" table:formula="of:=(1000000*[.D11])/[.C11]" office:value-type="float" office:value="2123.13584841526" calcext:value-type="float">
            <text:p>2123,14</text:p>
          </table:table-cell>
        </table:table-row>
        <table:table-row table:style-name="ro1">
          <table:table-cell office:value-type="string" calcext:value-type="string">
            <text:p>rus_months_en,dic</text:p>
          </table:table-cell>
          <table:table-cell office:value-type="string" calcext:value-type="string">
            <text:p>word_sc_year,rule</text:p>
          </table:table-cell>
          <table:table-cell office:value-type="float" office:value="12025" calcext:value-type="float">
            <text:p>12025</text:p>
          </table:table-cell>
          <table:table-cell office:value-type="float" office:value="5.30783962103815" calcext:value-type="float">
            <text:p>5,31</text:p>
          </table:table-cell>
          <table:table-cell table:formula="of:=(1000000*[.D12])/[.C12]" office:value-type="float" office:value="441.400384285917" calcext:value-type="float">
            <text:p>441,4</text:p>
          </table:table-cell>
        </table:table-row>
        <table:table-row table:style-name="ro1">
          <table:table-cell office:value-type="string" calcext:value-type="string">
            <text:p>rus_months_en,dic</text:p>
          </table:table-cell>
          <table:table-cell office:value-type="string" calcext:value-type="string">
            <text:p>year_Word,rule</text:p>
          </table:table-cell>
          <table:table-cell office:value-type="float" office:value="3250" calcext:value-type="float">
            <text:p>3250</text:p>
          </table:table-cell>
          <table:table-cell office:value-type="float" office:value="4.58451231543237" calcext:value-type="float">
            <text:p>4,58</text:p>
          </table:table-cell>
          <table:table-cell table:formula="of:=(1000000*[.D13])/[.C13]" office:value-type="float" office:value="1410.61917397919" calcext:value-type="float">
            <text:p>1410,62</text:p>
          </table:table-cell>
        </table:table-row>
        <table:table-row table:style-name="ro1">
          <table:table-cell office:value-type="string" calcext:value-type="string">
            <text:p>rus_months_en,dic</text:p>
          </table:table-cell>
          <table:table-cell office:value-type="string" calcext:value-type="string">
            <text:p>year_word,rule</text:p>
          </table:table-cell>
          <table:table-cell office:value-type="float" office:value="3250" calcext:value-type="float">
            <text:p>3250</text:p>
          </table:table-cell>
          <table:table-cell office:value-type="float" office:value="4.58451231543237" calcext:value-type="float">
            <text:p>4,58</text:p>
          </table:table-cell>
          <table:table-cell table:formula="of:=(1000000*[.D14])/[.C14]" office:value-type="float" office:value="1410.61917397919" calcext:value-type="float">
            <text:p>1410,62</text:p>
          </table:table-cell>
        </table:table-row>
        <table:table-row table:style-name="ro1">
          <table:table-cell office:value-type="string" calcext:value-type="string">
            <text:p>rus_months_en,dic</text:p>
          </table:table-cell>
          <table:table-cell office:value-type="string" calcext:value-type="string">
            <text:p>Word_day_mon,rule</text:p>
          </table:table-cell>
          <table:table-cell office:value-type="float" office:value="10450" calcext:value-type="float">
            <text:p>10450</text:p>
          </table:table-cell>
          <table:table-cell office:value-type="float" office:value="4.58451231543237" calcext:value-type="float">
            <text:p>4,58</text:p>
          </table:table-cell>
          <table:table-cell table:formula="of:=(1000000*[.D15])/[.C15]" office:value-type="float" office:value="438.709312481566" calcext:value-type="float">
            <text:p>438,71</text:p>
          </table:table-cell>
        </table:table-row>
        <table:table-row table:style-name="ro1">
          <table:table-cell office:value-type="string" calcext:value-type="string">
            <text:p>rus_months_en,dic</text:p>
          </table:table-cell>
          <table:table-cell office:value-type="string" calcext:value-type="string">
            <text:p>word_day_mon,rule</text:p>
          </table:table-cell>
          <table:table-cell office:value-type="float" office:value="10450" calcext:value-type="float">
            <text:p>10450</text:p>
          </table:table-cell>
          <table:table-cell office:value-type="float" office:value="4.58451231543237" calcext:value-type="float">
            <text:p>4,58</text:p>
          </table:table-cell>
          <table:table-cell table:formula="of:=(1000000*[.D16])/[.C16]" office:value-type="float" office:value="438.709312481566" calcext:value-type="float">
            <text:p>438,71</text:p>
          </table:table-cell>
        </table:table-row>
        <table:table-row table:style-name="ro1">
          <table:table-cell office:value-type="string" calcext:value-type="string">
            <text:p>rus_months_en,dic</text:p>
          </table:table-cell>
          <table:table-cell office:value-type="string" calcext:value-type="string">
            <text:p>word_2sc_dd,rule</text:p>
          </table:table-cell>
          <table:table-cell office:value-type="float" office:value="17525" calcext:value-type="float">
            <text:p>17525</text:p>
          </table:table-cell>
          <table:table-cell office:value-type="float" office:value="4.58451231543237" calcext:value-type="float">
            <text:p>4,58</text:p>
          </table:table-cell>
          <table:table-cell table:formula="of:=(1000000*[.D17])/[.C17]" office:value-type="float" office:value="261.598420281448" calcext:value-type="float">
            <text:p>261,6</text:p>
          </table:table-cell>
        </table:table-row>
        <table:table-row table:style-name="ro1">
          <table:table-cell office:value-type="string" calcext:value-type="string">
            <text:p>rus_months_en,dic</text:p>
          </table:table-cell>
          <table:table-cell office:value-type="string" calcext:value-type="string">
            <text:p>word_dd_sc,rule</text:p>
          </table:table-cell>
          <table:table-cell office:value-type="float" office:value="17525" calcext:value-type="float">
            <text:p>17525</text:p>
          </table:table-cell>
          <table:table-cell office:value-type="float" office:value="4.58451231543237" calcext:value-type="float">
            <text:p>4,58</text:p>
          </table:table-cell>
          <table:table-cell table:formula="of:=(1000000*[.D18])/[.C18]" office:value-type="float" office:value="261.598420281448" calcext:value-type="float">
            <text:p>261,6</text:p>
          </table:table-cell>
        </table:table-row>
        <table:table-row table:style-name="ro1" table:number-rows-repeated="12">
          <table:table-cell table:number-columns-repeated="5"/>
        </table:table-row>
        <table:table-row table:style-name="ro1">
          <table:table-cell office:value-type="string" calcext:value-type="string">
            <text:p>resul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ctionary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</table:table-row>
        <table:table-row table:style-name="ro1">
          <table:table-cell office:value-type="string" calcext:value-type="string">
            <text:p>rus_months_en,dic</text:p>
          </table:table-cell>
          <table:table-cell table:style-name="ce1" office:value-type="string" calcext:value-type="string">
            <text:p>Word_year,rule</text:p>
          </table:table-cell>
          <table:table-cell table:style-name="ce1" office:value-type="float" office:value="3250" calcext:value-type="float">
            <text:p>3250</text:p>
          </table:table-cell>
          <table:table-cell table:style-name="ce1" office:value-type="float" office:value="30.8506948194935" calcext:value-type="float">
            <text:p>30,85</text:p>
          </table:table-cell>
          <table:table-cell table:style-name="ce2" table:formula="of:=(1000000*[.D33])/[.C33]" office:value-type="float" office:value="9492.52148292108" calcext:value-type="float">
            <text:p>9492,52</text:p>
          </table:table-cell>
        </table:table-row>
        <table:table-row table:style-name="ro1">
          <table:table-cell office:value-type="string" calcext:value-type="string">
            <text:p>rus_months_en,dic</text:p>
          </table:table-cell>
          <table:table-cell table:style-name="ce1" office:value-type="string" calcext:value-type="string">
            <text:p>Word_dd,rule</text:p>
          </table:table-cell>
          <table:table-cell table:style-name="ce1" office:value-type="float" office:value="2500" calcext:value-type="float">
            <text:p>2500</text:p>
          </table:table-cell>
          <table:table-cell table:style-name="ce1" office:value-type="float" office:value="10.3785362314073" calcext:value-type="float">
            <text:p>10,38</text:p>
          </table:table-cell>
          <table:table-cell table:style-name="ce2" table:formula="of:=(1000000*[.D34])/[.C34]" office:value-type="float" office:value="4151.41449256292" calcext:value-type="float">
            <text:p>4151,41</text:p>
          </table:table-cell>
        </table:table-row>
        <table:table-row table:style-name="ro1">
          <table:table-cell office:value-type="string" calcext:value-type="string">
            <text:p>rus_months_en,dic</text:p>
          </table:table-cell>
          <table:table-cell table:style-name="ce1" office:value-type="string" calcext:value-type="string">
            <text:p>dd_Word,rule</text:p>
          </table:table-cell>
          <table:table-cell table:style-name="ce1" office:value-type="float" office:value="2500" calcext:value-type="float">
            <text:p>2500</text:p>
          </table:table-cell>
          <table:table-cell table:style-name="ce1" office:value-type="float" office:value="8.32879483856821" calcext:value-type="float">
            <text:p>8,33</text:p>
          </table:table-cell>
          <table:table-cell table:style-name="ce2" table:formula="of:=(1000000*[.D35])/[.C35]" office:value-type="float" office:value="3331.51793542728" calcext:value-type="float">
            <text:p>3331,52</text:p>
          </table:table-cell>
        </table:table-row>
        <table:table-row table:style-name="ro1">
          <table:table-cell office:value-type="string" calcext:value-type="string">
            <text:p>rus_months_en,dic</text:p>
          </table:table-cell>
          <table:table-cell table:style-name="ce1" office:value-type="string" calcext:value-type="string">
            <text:p>word_year,rule</text:p>
          </table:table-cell>
          <table:table-cell table:style-name="ce1" office:value-type="float" office:value="3250" calcext:value-type="float">
            <text:p>3250</text:p>
          </table:table-cell>
          <table:table-cell table:style-name="ce1" office:value-type="float" office:value="10.0551411254844" calcext:value-type="float">
            <text:p>10,06</text:p>
          </table:table-cell>
          <table:table-cell table:style-name="ce2" table:formula="of:=(1000000*[.D36])/[.C36]" office:value-type="float" office:value="3093.88957707212" calcext:value-type="float">
            <text:p>3093,89</text:p>
          </table:table-cell>
        </table:table-row>
        <table:table-row table:style-name="ro1">
          <table:table-cell office:value-type="string" calcext:value-type="string">
            <text:p>rus_months_en,dic</text:p>
          </table:table-cell>
          <table:table-cell table:style-name="ce1" office:value-type="string" calcext:value-type="string">
            <text:p>Word_sc_year,rule</text:p>
          </table:table-cell>
          <table:table-cell table:style-name="ce1" office:value-type="float" office:value="12025" calcext:value-type="float">
            <text:p>12025</text:p>
          </table:table-cell>
          <table:table-cell table:style-name="ce1" office:value-type="float" office:value="9.05212214417399" calcext:value-type="float">
            <text:p>9,05</text:p>
          </table:table-cell>
          <table:table-cell table:formula="of:=(1000000*[.D37])/[.C37]" office:value-type="float" office:value="752.775230284739" calcext:value-type="float">
            <text:p>752,78</text:p>
          </table:table-cell>
        </table:table-row>
        <table:table-row table:style-name="ro1">
          <table:table-cell office:value-type="string" calcext:value-type="string">
            <text:p>rus_months_en,dic</text:p>
          </table:table-cell>
          <table:table-cell table:style-name="ce1" office:value-type="string" calcext:value-type="string">
            <text:p>Word_dd_sc,rule</text:p>
          </table:table-cell>
          <table:table-cell table:style-name="ce1" office:value-type="float" office:value="17525" calcext:value-type="float">
            <text:p>17525</text:p>
          </table:table-cell>
          <table:table-cell table:style-name="ce1" office:value-type="float" office:value="9.01582418508431" calcext:value-type="float">
            <text:p>9,02</text:p>
          </table:table-cell>
          <table:table-cell table:formula="of:=(1000000*[.D38])/[.C38]" office:value-type="float" office:value="514.455017693827" calcext:value-type="float">
            <text:p>514,46</text:p>
          </table:table-cell>
        </table:table-row>
        <table:table-row table:style-name="ro1">
          <table:table-cell office:value-type="string" calcext:value-type="string">
            <text:p>rus_months_en,dic</text:p>
          </table:table-cell>
          <table:table-cell office:value-type="string" calcext:value-type="string">
            <text:p>day_Word,rule</text:p>
          </table:table-cell>
          <table:table-cell office:value-type="float" office:value="775" calcext:value-type="float">
            <text:p>775</text:p>
          </table:table-cell>
          <table:table-cell office:value-type="float" office:value="5.35038828607379" calcext:value-type="float">
            <text:p>5,35</text:p>
          </table:table-cell>
          <table:table-cell table:style-name="ce2" table:formula="of:=(1000000*[.D39])/[.C39]" office:value-type="float" office:value="6903.72682074037" calcext:value-type="float">
            <text:p>6903,73</text:p>
          </table:table-cell>
        </table:table-row>
        <table:table-row table:style-name="ro1">
          <table:table-cell office:value-type="string" calcext:value-type="string">
            <text:p>rus_months_en,dic</text:p>
          </table:table-cell>
          <table:table-cell office:value-type="string" calcext:value-type="string">
            <text:p>word_dd,rule</text:p>
          </table:table-cell>
          <table:table-cell office:value-type="float" office:value="2500" calcext:value-type="float">
            <text:p>2500</text:p>
          </table:table-cell>
          <table:table-cell office:value-type="float" office:value="5.30783962103815" calcext:value-type="float">
            <text:p>5,31</text:p>
          </table:table-cell>
          <table:table-cell table:style-name="ce2" table:formula="of:=(1000000*[.D40])/[.C40]" office:value-type="float" office:value="2123.13584841526" calcext:value-type="float">
            <text:p>2123,14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33:Sheet1.E36" table:contains-header="fals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3">00.00.0000</text:date>, <text:time style:data-style-name="N2" text:time-value="22:54:45.84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M19S</meta:editing-duration>
    <meta:editing-cycles>4</meta:editing-cycles>
    <meta:generator>LibreOffice/5.2.0.4$Windows_x86 LibreOffice_project/066b007f5ebcc236395c7d282ba488bca6720265</meta:generator>
    <dc:date>2016-08-13T23:00:34.374000000</dc:date>
    <meta:document-statistic meta:table-count="3" meta:cell-count="136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svg:stroke-color="#004586"/>
    </style:style>
    <style:style style:name="ch7" style:family="chart"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793cm" svg:height="16.758cm" xlink:href=".." xlink:type="simple" chart:class="chart:scatter" chart:style-name="ch1">
        <chart:plot-area chart:style-name="ch2" table:cell-range-address="Sheet1.C2:Sheet1.D191" svg:x="0.595cm" svg:y="0.335cm" svg:width="28.603cm" svg:height="16.088cm">
          <chartooo:coordinate-region svg:x="1.216cm" svg:y="0.534cm" svg:width="27.425cm" svg:height="15.24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D2:Sheet1.D191" chart:class="chart:scatter">
            <chart:domain table:cell-range-address="Sheet1.C2:Sheet1.C191"/>
            <chart:mean-value chart:style-name="ch6"/>
            <chart:regression-curve chart:style-name="ch7"/>
            <chart:data-point chart:repeated="5"/>
            <chart:data-point chart:style-name="ch8"/>
            <chart:data-point chart:repeated="18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50">
                <text:p>3250</text:p>
                <draw:g>
                  <svg:desc>Sheet1.C2:Sheet1.C191</svg:desc>
                </draw:g>
              </table:table-cell>
              <table:table-cell office:value-type="float" office:value="30.8506948194935">
                <text:p>30.8506948194935</text:p>
                <draw:g>
                  <svg:desc>Sheet1.D2:Sheet1.D1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0">
                <text:p>2500</text:p>
              </table:table-cell>
              <table:table-cell office:value-type="float" office:value="10.3785362314073">
                <text:p>10.37853623140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50">
                <text:p>3250</text:p>
              </table:table-cell>
              <table:table-cell office:value-type="float" office:value="10.0551411254844">
                <text:p>10.05514112548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025">
                <text:p>12025</text:p>
              </table:table-cell>
              <table:table-cell office:value-type="float" office:value="9.05212214417399">
                <text:p>9.052122144173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525">
                <text:p>17525</text:p>
              </table:table-cell>
              <table:table-cell office:value-type="float" office:value="9.01582418508431">
                <text:p>9.015824185084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0">
                <text:p>2500</text:p>
              </table:table-cell>
              <table:table-cell office:value-type="float" office:value="8.32879483856821">
                <text:p>8.328794838568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75">
                <text:p>775</text:p>
              </table:table-cell>
              <table:table-cell office:value-type="float" office:value="5.35038828607379">
                <text:p>5.350388286073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000">
                <text:p>13000</text:p>
              </table:table-cell>
              <table:table-cell office:value-type="float" office:value="5.35038828607379">
                <text:p>5.350388286073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8500">
                <text:p>128500</text:p>
              </table:table-cell>
              <table:table-cell office:value-type="float" office:value="5.35038828607379">
                <text:p>5.350388286073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">
                <text:p>2500</text:p>
              </table:table-cell>
              <table:table-cell office:value-type="float" office:value="5.30783962103815">
                <text:p>5.307839621038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25">
                <text:p>12025</text:p>
              </table:table-cell>
              <table:table-cell office:value-type="float" office:value="5.30783962103815">
                <text:p>5.307839621038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50">
                <text:p>3250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50">
                <text:p>3250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450">
                <text:p>10450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450">
                <text:p>10450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525">
                <text:p>17525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525">
                <text:p>17525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50">
                <text:p>3250</text:p>
              </table:table-cell>
              <table:table-cell office:value-type="float" office:value="30.8506948194935">
                <text:p>30.85069481949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00">
                <text:p>2500</text:p>
              </table:table-cell>
              <table:table-cell office:value-type="float" office:value="10.3785362314073">
                <text:p>10.37853623140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00">
                <text:p>2500</text:p>
              </table:table-cell>
              <table:table-cell office:value-type="float" office:value="8.32879483856821">
                <text:p>8.328794838568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250">
                <text:p>3250</text:p>
              </table:table-cell>
              <table:table-cell office:value-type="float" office:value="10.0551411254844">
                <text:p>10.05514112548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025">
                <text:p>12025</text:p>
              </table:table-cell>
              <table:table-cell office:value-type="float" office:value="9.05212214417399">
                <text:p>9.052122144173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525">
                <text:p>17525</text:p>
              </table:table-cell>
              <table:table-cell office:value-type="float" office:value="9.01582418508431">
                <text:p>9.015824185084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75">
                <text:p>775</text:p>
              </table:table-cell>
              <table:table-cell office:value-type="float" office:value="5.35038828607379">
                <text:p>5.350388286073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00">
                <text:p>2500</text:p>
              </table:table-cell>
              <table:table-cell office:value-type="float" office:value="5.30783962103815">
                <text:p>5.307839621038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svg:stroke-color="#004586"/>
    </style:style>
    <style:style style:name="ch7" style:family="chart"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573cm" svg:height="16.784cm" xlink:href=".." xlink:type="simple" chart:class="chart:scatter" chart:style-name="ch1">
        <chart:plot-area chart:style-name="ch2" table:cell-range-address="Sheet1.C2:Sheet1.C18 Sheet1.E2:Sheet1.E18" svg:x="0.491cm" svg:y="0.335cm" svg:width="23.591cm" svg:height="16.114cm">
          <chartooo:coordinate-region svg:x="1.483cm" svg:y="0.534cm" svg:width="21.857cm" svg:height="15.26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E2:Sheet1.E18" chart:class="chart:scatter">
            <chart:domain table:cell-range-address="Sheet1.C2:Sheet1.C18"/>
            <chart:mean-value chart:style-name="ch6"/>
            <chart:regression-curve chart:style-name="ch7"/>
            <chart:data-point chart:repeated="5"/>
            <chart:data-point chart:style-name="ch8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50">
                <text:p>3250</text:p>
                <draw:g>
                  <svg:desc>Sheet1.C2:Sheet1.C18</svg:desc>
                </draw:g>
              </table:table-cell>
              <table:table-cell office:value-type="float" office:value="9492.52148292108">
                <text:p>9492.52148292108</text:p>
                <draw:g>
                  <svg:desc>Sheet1.E2:Sheet1.E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0">
                <text:p>2500</text:p>
              </table:table-cell>
              <table:table-cell office:value-type="float" office:value="4151.41449256292">
                <text:p>4151.414492562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50">
                <text:p>3250</text:p>
              </table:table-cell>
              <table:table-cell office:value-type="float" office:value="3093.88957707212">
                <text:p>3093.889577072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025">
                <text:p>12025</text:p>
              </table:table-cell>
              <table:table-cell office:value-type="float" office:value="752.775230284739">
                <text:p>752.7752302847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525">
                <text:p>17525</text:p>
              </table:table-cell>
              <table:table-cell office:value-type="float" office:value="514.455017693827">
                <text:p>514.4550176938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0">
                <text:p>2500</text:p>
              </table:table-cell>
              <table:table-cell office:value-type="float" office:value="3331.51793542728">
                <text:p>3331.517935427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75">
                <text:p>775</text:p>
              </table:table-cell>
              <table:table-cell office:value-type="float" office:value="6903.72682074037">
                <text:p>6903.726820740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000">
                <text:p>13000</text:p>
              </table:table-cell>
              <table:table-cell office:value-type="float" office:value="411.568329697984">
                <text:p>411.5683296979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8500">
                <text:p>128500</text:p>
              </table:table-cell>
              <table:table-cell office:value-type="float" office:value="41.6372629266443">
                <text:p>41.63726292664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">
                <text:p>2500</text:p>
              </table:table-cell>
              <table:table-cell office:value-type="float" office:value="2123.13584841526">
                <text:p>2123.135848415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25">
                <text:p>12025</text:p>
              </table:table-cell>
              <table:table-cell office:value-type="float" office:value="441.400384285917">
                <text:p>441.4003842859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50">
                <text:p>3250</text:p>
              </table:table-cell>
              <table:table-cell office:value-type="float" office:value="1410.61917397919">
                <text:p>1410.619173979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50">
                <text:p>3250</text:p>
              </table:table-cell>
              <table:table-cell office:value-type="float" office:value="1410.61917397919">
                <text:p>1410.619173979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450">
                <text:p>10450</text:p>
              </table:table-cell>
              <table:table-cell office:value-type="float" office:value="438.709312481566">
                <text:p>438.7093124815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450">
                <text:p>10450</text:p>
              </table:table-cell>
              <table:table-cell office:value-type="float" office:value="438.709312481566">
                <text:p>438.7093124815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525">
                <text:p>17525</text:p>
              </table:table-cell>
              <table:table-cell office:value-type="float" office:value="261.598420281448">
                <text:p>261.5984202814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525">
                <text:p>17525</text:p>
              </table:table-cell>
              <table:table-cell office:value-type="float" office:value="261.598420281448">
                <text:p>261.5984202814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